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6728b" officeooo:paragraph-rsid="0016728b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acker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09:58:31.871507700</meta:creation-date>
    <dc:date>2025-05-29T09:58:59.106114900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25.2.2.2$Windows_X86_64 LibreOffice_project/7370d4be9e3cf6031a51beef54ff3bda878e3fac</meta:generator>
  </office:meta>
</office:document-meta>
</file>